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008cm" fo:margin-left="0.118cm" fo:margin-right="9.874cm" table:align="margins"/>
    </style:style>
    <style:style style:name="Table1.A" style:family="table-column">
      <style:table-column-properties style:column-width="7.008cm" style:rel-column-width="3973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able_20_Contents">
      <style:text-properties officeooo:paragraph-rsid="0004bf56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1">
      <style:paragraph-properties fo:margin-top="0cm" fo:margin-bottom="0cm" loext:contextual-spacing="false"/>
    </style:style>
    <style:style style:name="P9" style:family="paragraph" style:parent-style-name="Text_20_body" style:list-style-name="L2">
      <style:paragraph-properties fo:margin-top="0cm" fo:margin-bottom="0cm" loext:contextual-spacing="false"/>
    </style:style>
    <style:style style:name="P10" style:family="paragraph" style:parent-style-name="Text_20_body" style:list-style-name="L3">
      <style:paragraph-properties fo:margin-top="0cm" fo:margin-bottom="0cm" loext:contextual-spacing="false"/>
    </style:style>
    <style:style style:name="P11" style:family="paragraph" style:parent-style-name="Text_20_body" style:list-style-name="L5">
      <style:paragraph-properties fo:margin-top="0cm" fo:margin-bottom="0cm" loext:contextual-spacing="false"/>
    </style:style>
    <style:style style:name="T1" style:family="text">
      <style:text-properties officeooo:rsid="0004bf56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Wireframe Document: Placement Predictor Web Application</text:span></text:h>
      <text:p text:style-name="Horizontal_20_Line"/>
      <text:h text:style-name="Heading_20_2" text:outline-level="2"><text:span text:style-name="Strong_20_Emphasis">1. Wireframe Overview</text:span></text:h>
      <text:p text:style-name="Text_20_body">The wireframe provides a visual representation of the Placement Predictor application layout. It includes the placement of input fields, labels, buttons, and result sections. This wireframe aims to ensure a clear and user-friendly interface.</text:p>
      <text:p text:style-name="Horizontal_20_Line"/>
      <text:h text:style-name="Heading_20_2" text:outline-level="2"><text:span text:style-name="Strong_20_Emphasis">2. Wireframe Layout</text:span></text:h>
      <text:h text:style-name="Heading_20_3" text:outline-level="3"><text:span text:style-name="Strong_20_Emphasis">2.1. Home Page</text:span></text:h>
      <text:p text:style-name="Text_20_body"><text:span text:style-name="Strong_20_Emphasis">Header:</text:span></text:p>
      <text:list xml:id="list2212918800" text:style-name="L1">
        <text:list-item>
          <text:p text:style-name="P8"><text:span text:style-name="Strong_20_Emphasis">Title:</text:span> Placement Predictor</text:p>
          <text:list>
            <text:list-item>
              <text:p text:style-name="P8">Positioned at the top center of the page.</text:p>
            </text:list-item>
            <text:list-item>
              <text:p text:style-name="P3">Font: Large and bold, easily readable.</text:p>
            </text:list-item>
          </text:list>
        </text:list-item>
      </text:list>
      <text:p text:style-name="Text_20_body"><text:span text:style-name="Strong_20_Emphasis">Main Content Area:</text:span></text:p>
      <text:list xml:id="list2817642859" text:style-name="L2">
        <text:list-item>
          <text:p text:style-name="P9"><text:span text:style-name="Strong_20_Emphasis">Form Section:</text:span> Centered on the page</text:p>
          <text:list>
            <text:list-item>
              <text:p text:style-name="P9"><text:span text:style-name="Strong_20_Emphasis">Form Title:</text:span> "Enter Your Details" (optional, for clarity)</text:p>
            </text:list-item>
            <text:list-item>
              <text:p text:style-name="P9"><text:span text:style-name="Strong_20_Emphasis">Input Fields:</text:span></text:p>
              <text:list>
                <text:list-item>
                  <text:p text:style-name="P9"><text:span text:style-name="Strong_20_Emphasis">Gender:</text:span> Drop-down selection with options (Male, Female)</text:p>
                </text:list-item>
                <text:list-item>
                  <text:p text:style-name="P9"><text:span text:style-name="Strong_20_Emphasis">SSC Percentage:</text:span> Number input</text:p>
                </text:list-item>
                <text:list-item>
                  <text:p text:style-name="P9"><text:span text:style-name="Strong_20_Emphasis">HSC Percentage:</text:span> Number input</text:p>
                </text:list-item>
                <text:list-item>
                  <text:p text:style-name="P9"><text:span text:style-name="Strong_20_Emphasis">Degree Percentage:</text:span> Number input</text:p>
                </text:list-item>
                <text:list-item>
                  <text:p text:style-name="P9"><text:span text:style-name="Strong_20_Emphasis">E-Test Percentage:</text:span> Number input</text:p>
                </text:list-item>
                <text:list-item>
                  <text:p text:style-name="P9"><text:span text:style-name="Strong_20_Emphasis">MBA Percentage:</text:span> Number input</text:p>
                </text:list-item>
                <text:list-item>
                  <text:p text:style-name="P9"><text:span text:style-name="Strong_20_Emphasis">SSC Board:</text:span> Drop-down selection (Central, Others)</text:p>
                </text:list-item>
                <text:list-item>
                  <text:p text:style-name="P9"><text:span text:style-name="Strong_20_Emphasis">HSC Board:</text:span> Drop-down selection (Central, Others)</text:p>
                </text:list-item>
                <text:list-item>
                  <text:p text:style-name="P9"><text:span text:style-name="Strong_20_Emphasis">HSC Stream:</text:span> Drop-down selection (Arts, Commerce, Science)</text:p>
                </text:list-item>
                <text:list-item>
                  <text:p text:style-name="P9"><text:span text:style-name="Strong_20_Emphasis">Degree Type:</text:span> Drop-down selection (Comm&amp;Mgmt, Others, Sci&amp;Tech)</text:p>
                </text:list-item>
                <text:list-item>
                  <text:p text:style-name="P9"><text:span text:style-name="Strong_20_Emphasis">Work Experience:</text:span> Drop-down selection (No, Yes)</text:p>
                </text:list-item>
                <text:list-item>
                  <text:p text:style-name="P9"><text:span text:style-name="Strong_20_Emphasis">Specialisation:</text:span> Drop-down selection (Mkt&amp;HR, Mkt&amp;Fin)</text:p>
                </text:list-item>
              </text:list>
            </text:list-item>
            <text:list-item>
              <text:p text:style-name="P9"><text:span text:style-name="Strong_20_Emphasis">Submit Button:</text:span></text:p>
              <text:list>
                <text:list-item>
                  <text:p text:style-name="P9">Label: "Predict"</text:p>
                </text:list-item>
                <text:list-item>
                  <text:p text:style-name="P9">Positioned below the input fields.</text:p>
                </text:list-item>
                <text:list-item>
                  <text:p text:style-name="P4">Style: Prominent and easily clickable.</text:p>
                </text:list-item>
              </text:list>
            </text:list-item>
          </text:list>
        </text:list-item>
      </text:list>
      <text:p text:style-name="Text_20_body"><text:span text:style-name="Strong_20_Emphasis">Results Section:</text:span></text:p>
      <text:list xml:id="list3636745457" text:style-name="L3">
        <text:list-item>
          <text:p text:style-name="P10"><text:span text:style-name="Strong_20_Emphasis">Results Header:</text:span> "Results:"</text:p>
          <text:list>
            <text:list-item>
              <text:p text:style-name="P10">Positioned below the form section.</text:p>
            </text:list-item>
          </text:list>
        </text:list-item>
        <text:list-item>
          <text:p text:style-name="P10"><text:span text:style-name="Strong_20_Emphasis">Results Display:</text:span></text:p>
          <text:list>
            <text:list-item>
              <text:p text:style-name="P10"><text:span text:style-name="Strong_20_Emphasis">Random Forest Result:</text:span> Placeholder for prediction</text:p>
            </text:list-item>
            <text:list-item>
              <text:p text:style-name="P10"><text:soft-page-break/><text:span text:style-name="Strong_20_Emphasis">SVM Result:</text:span> Placeholder for prediction</text:p>
            </text:list-item>
            <text:list-item>
              <text:p text:style-name="P10"><text:span text:style-name="Strong_20_Emphasis">Logistic Regression Result:</text:span> Placeholder for prediction</text:p>
            </text:list-item>
            <text:list-item>
              <text:p text:style-name="P5">Positioned in a vertical stack.</text:p>
            </text:list-item>
          </text:list>
        </text:list-item>
      </text:list>
      <text:p text:style-name="Text_20_body"><text:span text:style-name="Strong_20_Emphasis">Footer:</text:span></text:p>
      <text:list xml:id="list2985116665" text:style-name="L4">
        <text:list-item>
          <text:p text:style-name="P6"><text:span text:style-name="Strong_20_Emphasis">Optional Information:</text:span> Contact information, links to privacy policy or terms of service.</text:p>
        </text:list-item>
      </text:list>
      <text:h text:style-name="Heading_20_3" text:outline-level="3"><text:span text:style-name="Strong_20_Emphasis">2.2. Visual Wireframe</text:span></text:h>
      <text:p text:style-name="Text_20_body">Below is a visual representation of the wireframe. This text-based wireframe outlines the layout but can be converted into a graphical wireframe using design tools like Figma, Adobe XD, or wireframing tools.</text:p>
      <text:p text:style-name="Standard"/>
      <text:p text:style-name="Standard"/>
      <text:p text:style-name="Standard"/>
      <text:p text:style-name="Standard">+------------------------------------------------+</text:p>
      <text:p text:style-name="Standard">| <text:s text:c="16"/>Placement Predictor <text:s text:c="16"/>|</text:p>
      <text:p text:style-name="Standard">|------------------------------------------------ <text:s/>|</text:p>
      <text:p text:style-name="Standard">| <text:s text:c="2"/>Enter Your Details <text:s text:c="32"/>| <text:s text:c="4"/></text:p>
      <text:p text:style-name="Standard">|------------------------------------------------ <text:s/><text:span text:style-name="T1">| </text:span><text:s/></text:p>
      <text:p text:style-name="Standard">| <text:s text:c="2"/>Gender: [Male v] <text:s text:c="34"/>|</text:p>
      <text:p text:style-name="P1">| <text:s text:c="2"/>SSC Percentage: [_________] <text:s text:c="13"/>|</text:p>
      <text:p text:style-name="Standard">| <text:s text:c="2"/>HSC Percentage: [_________] <text:s text:c="12"/>|</text:p>
      <text:p text:style-name="Standard">| <text:s text:c="2"/>Degree Percentage: [_________] <text:s text:c="8"/>|</text:p>
      <text:p text:style-name="Standard">| <text:s text:c="2"/>E-Test Percentage: [_________] <text:s text:c="9"/>|</text:p>
      <text:p text:style-name="Standard">| <text:s text:c="2"/>MBA Percentage: [_________] <text:s text:c="11"/><text:span text:style-name="T1">|</text:span></text:p>
      <text:p text:style-name="Standard">| <text:s text:c="2"/>SSC Board: [Central v] <text:s text:c="24"/>|</text:p>
      <text:p text:style-name="Standard">| <text:s text:c="2"/>HSC Board: [Central v] <text:s text:c="23"/>|</text:p>
      <text:p text:style-name="Standard">| <text:s text:c="2"/>HSC Stream: [Arts v] <text:s text:c="26"/>|</text:p>
      <text:p text:style-name="Standard">| <text:s text:c="2"/>Degree Type: [Comm&amp;Mgmt v] <text:s text:c="8"/>|</text:p>
      <text:p text:style-name="Standard">| <text:s text:c="2"/>Work Experience: [No v] <text:s text:c="20"/>|</text:p>
      <text:p text:style-name="Standard">| <text:s text:c="2"/>Specialisation: [Mkt&amp;HR v] <text:s text:c="15"/>|</text:p>
      <text:p text:style-name="Standard">|------------------------------------------------|</text:p>
      <text:p text:style-name="Standard">| <text:s text:c="2"/>[ Predict ] <text:s text:c="44"/>|</text:p>
      <text:p text:style-name="Standard">|------------------------------------------------|</text:p>
      <text:p text:style-name="Standard">| <text:s text:c="2"/>Results: <text:s text:c="47"/>|</text:p>
      <text:p text:style-name="Standard">| <text:s text:c="2"/>Random Forest: [_________] <text:s text:c="13"/>|</text:p>
      <text:p text:style-name="Standard">| <text:s text:c="2"/>SVM: [_________] <text:s text:c="28"/>|</text:p>
      <text:p text:style-name="Standard">| <text:s text:c="2"/>Logistic Regression: [_________] <text:s text:c="5"/>|</text:p>
      <text:p text:style-name="Standard">|------------------------------------------------|</text:p>
      <text:p text:style-name="Standard">| </text:p>
      <table:table table:name="Table1" table:style-name="Table1">
        <table:table-column table:style-name="Table1.A"/>
        <table:table-header-rows>
          <table:table-row table:style-name="TableLine94898747287792">
            <table:table-cell table:style-name="Table1.A1" office:value-type="string">
              <text:p text:style-name="P2"/>
            </table:table-cell>
          </table:table-row>
        </table:table-header-rows>
      </table:table>
      <text:p text:style-name="Standard"/>
      <text:p text:style-name="Standard"/>
      <text:h text:style-name="Heading_20_3" text:outline-level="3"><text:span text:style-name="Strong_20_Emphasis">3. Key Design Considerations</text:span></text:h>
      <text:list xml:id="list1871150329" text:style-name="L5">
        <text:list-item>
          <text:p text:style-name="P11"><text:span text:style-name="Strong_20_Emphasis">User-Friendly Layout:</text:span> Ensure that all input fields are clearly labeled and easily accessible.</text:p>
        </text:list-item>
        <text:list-item>
          <text:p text:style-name="P11"><text:span text:style-name="Strong_20_Emphasis">Responsiveness:</text:span> Design the wireframe to be responsive and adapt to different screen sizes.</text:p>
        </text:list-item>
        <text:list-item>
          <text:p text:style-name="P11"><text:span text:style-name="Strong_20_Emphasis">Accessibility:</text:span> Ensure that all interactive elements are accessible, including screen readers and keyboard navigation.</text:p>
        </text:list-item>
        <text:list-item>
          <text:p text:style-name="P7"><text:soft-page-break/><text:span text:style-name="Strong_20_Emphasis">Clarity:</text:span> Use clear and concise labels and instructions to guide users through the form and results sections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31T01:21:06.106486139</meta:creation-date>
    <dc:date>2024-08-31T01:25:20.524224150</dc:date>
    <meta:editing-duration>PT4M14S</meta:editing-duration>
    <meta:editing-cycles>1</meta:editing-cycles>
    <meta:document-statistic meta:table-count="1" meta:image-count="0" meta:object-count="0" meta:page-count="3" meta:paragraph-count="72" meta:word-count="450" meta:character-count="3510" meta:non-whitespace-character-count="2720"/>
    <meta:generator>LibreOffice/6.4.7.2$Linux_X86_64 LibreOffice_project/40$Build-2</meta:generator>
  </office:meta>
</office:document-meta>
</file>